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 изображении используется несколько цветов, которые можно описать в HEX-формате. Основные цвета включают:</text:p>
      <text:p text:style-name="Standard"/>
      <text:p text:style-name="Standard">1. **Черный**: #000000</text:p>
      <text:p text:style-name="Standard"><text:s text:c="3"/>- Используется в качестве основного фона и для текста.</text:p>
      <text:p text:style-name="Standard"/>
      <text:p text:style-name="Standard">2. **Темно-серый**: #1A1A1A</text:p>
      <text:p text:style-name="Standard"><text:s text:c="3"/>- Используется для элементов интерфейса и границ.</text:p>
      <text:p text:style-name="Standard"/>
      <text:p text:style-name="Standard">3. **Синий**: #00FFFF</text:p>
      <text:p text:style-name="Standard"><text:s text:c="3"/>- Используется для неоновых линий и графических элементов.</text:p>
      <text:p text:style-name="Standard"/>
      <text:p text:style-name="Standard">4. **Фиолетовый**: #800080</text:p>
      <text:p text:style-name="Standard"><text:s text:c="3"/>- Используется для акцентов и графических элементов.</text:p>
      <text:p text:style-name="Standard"/>
      <text:p text:style-name="Standard">5. **Красный**: #FF0000</text:p>
      <text:p text:style-name="Standard"><text:s text:c="3"/>- Используется для текста и графических элементов.</text:p>
      <text:p text:style-name="Standard"/>
      <text:p text:style-name="Standard">6. **Розовый**: #FF69B4</text:p>
      <text:p text:style-name="Standard"><text:s text:c="3"/>- Используется для акцентов и графических элементов.</text:p>
      <text:p text:style-name="Standard"/>
      <text:p text:style-name="Standard">7. **Белый**: #FFFFFF</text:p>
      <text:p text:style-name="Standard"><text:s text:c="3"/>- Используется для текста и небольших элементов интерфейса.</text:p>
      <text:p text:style-name="Standard"/>
      <text:p text:style-name="Standard">Эти цвета создают футуристический и технологичный вид изображения.</text:p>
      <text:p text:style-name="Standard"/>
      <text:p text:style-name="Standard">На этом изображении используется несколько цветов, которые можно описать в HEX-формате. Основные цвета включают:</text:p>
      <text:p text:style-name="Standard"/>
      <text:p text:style-name="Standard">1. **Темно-синий**: #0D0D42</text:p>
      <text:p text:style-name="Standard"><text:s text:c="3"/>- Используется для костюма и аксессуаров собаки.</text:p>
      <text:p text:style-name="Standard"/>
      <text:p text:style-name="Standard">2. **Синий**: #00FFFF</text:p>
      <text:p text:style-name="Standard"><text:s text:c="3"/>- Используется для неоновых линий и акцентов.</text:p>
      <text:p text:style-name="Standard"/>
      <text:p text:style-name="Standard">3. **Фиолетовый**: #800080</text:p>
      <text:p text:style-name="Standard"><text:s text:c="3"/>- Используется для фона и неоновых акцентов.</text:p>
      <text:p text:style-name="Standard"/>
      <text:p text:style-name="Standard">4. **Розовый**: #FF69B4</text:p>
      <text:p text:style-name="Standard"><text:s text:c="3"/>- Используется для неоновых акцентов и фона.</text:p>
      <text:p text:style-name="Standard"/>
      <text:p text:style-name="Standard">5. **Черный**: #000000</text:p>
      <text:p text:style-name="Standard"><text:s text:c="3"/>- Используется для очков и некоторых деталей костюма.</text:p>
      <text:p text:style-name="Standard"/>
      <text:p text:style-name="Standard">6. **Светло-голубой**: #ADD8E6</text:p>
      <text:p text:style-name="Standard"><text:s text:c="3"/>- Используется для освещения и акцентов на шерсти собаки.</text:p>
      <text:p text:style-name="Standard"/>
      <text:p text:style-name="Standard">7. **Желтый**: #FFFF00</text:p>
      <text:p text:style-name="Standard"><text:s text:c="3"/>- Используется для небольших акцентов на фоне.</text:p>
      <text:p text:style-name="Standard"/>
      <text:p text:style-name="Standard">Эти цвета создают яркий и футуристический вид изображения.</text:p>
      <text:p text:style-name="Standard"><text:soft-page-break/>На этих изображениях используется несколько цветов, которые можно описать в HEX-формате. Основные цвета включают:</text:p>
      <text:p text:style-name="Standard"/>
      <text:p text:style-name="Standard">### Для первого изображения (с инопланетянином):</text:p>
      <text:p text:style-name="Standard">1. **Светло-бирюзовый**: #20E3C6</text:p>
      <text:p text:style-name="Standard"><text:s text:c="3"/>- Используется для кожи инопланетянина.</text:p>
      <text:p text:style-name="Standard"/>
      <text:p text:style-name="Standard">2. **Темно-бирюзовый**: #00C4B6</text:p>
      <text:p text:style-name="Standard"><text:s text:c="3"/>- Используется для костюма и аксессуаров.</text:p>
      <text:p text:style-name="Standard"/>
      <text:p text:style-name="Standard">3. **Фиолетовый**: #800080</text:p>
      <text:p text:style-name="Standard"><text:s text:c="3"/>- Используется для фона и неоновых акцентов.</text:p>
      <text:p text:style-name="Standard"/>
      <text:p text:style-name="Standard">4. **Розовый**: #FF69B4</text:p>
      <text:p text:style-name="Standard"><text:s text:c="3"/>- Используется для неоновых акцентов на фоне.</text:p>
      <text:p text:style-name="Standard"/>
      <text:p text:style-name="Standard">5. **Желтый**: #FFFF00</text:p>
      <text:p text:style-name="Standard"><text:s text:c="3"/>- Используется для глаз.</text:p>
      <text:p text:style-name="Standard"/>
      <text:p text:style-name="Standard">6. **Черный**: #000000</text:p>
      <text:p text:style-name="Standard"><text:s text:c="3"/>- Используется для акцентов и деталей.</text:p>
      <text:p text:style-name="Standard"/>
      <text:p text:style-name="Standard">### Для второго изображения (с киборгом):</text:p>
      <text:p text:style-name="Standard">1. **Светло-бирюзовый**: #20E3C6</text:p>
      <text:p text:style-name="Standard"><text:s text:c="3"/>- Используется для кожи киборга.</text:p>
      <text:p text:style-name="Standard"/>
      <text:p text:style-name="Standard">2. **Темно-синий**: #0D0D42</text:p>
      <text:p text:style-name="Standard"><text:s text:c="3"/>- Используется для фона и некоторых деталей.</text:p>
      <text:p text:style-name="Standard"/>
      <text:p text:style-name="Standard">3. **Синий**: #00FFFF</text:p>
      <text:p text:style-name="Standard"><text:s text:c="3"/>- Используется для неоновых линий и акцентов.</text:p>
      <text:p text:style-name="Standard"/>
      <text:p text:style-name="Standard">4. **Фиолетовый**: #800080</text:p>
      <text:p text:style-name="Standard"><text:s text:c="3"/>- Используется для неоновых акцентов.</text:p>
      <text:p text:style-name="Standard"/>
      <text:p text:style-name="Standard">5. **Черный**: #000000</text:p>
      <text:p text:style-name="Standard"><text:s text:c="3"/>- Используется для деталей костюма и аксессуаров.</text:p>
      <text:p text:style-name="Standard"/>
      <text:p text:style-name="Standard">6. **Красный**: #FF0000</text:p>
      <text:p text:style-name="Standard"><text:s text:c="3"/>- Используется для небольших акцентов на костюме.</text:p>
      <text:p text:style-name="Standard"/>
      <text:p text:style-name="Standard">Эти цвета создают яркий и футуристический вид изображений.</text:p>
      <text:p text:style-name="Standard"/>
      <text:p text:style-name="Standard">На этих изображениях используется множество цветов, и точное определение всех оттенков может быть сложным. Однако я могу выделить основные цвета, которые присутствуют на изображениях:</text:p>
      <text:p text:style-name="Standard"/>
      <text:p text:style-name="Standard">1. **Изображение с кибернетической ногой:**</text:p>
      <text:p text:style-name="Standard"><text:s text:c="3"/>- Ярко-голубой: #00FFFF</text:p>
      <text:p text:style-name="Standard"><text:s text:c="3"/>- Темно-синий: #00008B</text:p>
      <text:p text:style-name="Standard"><text:s text:c="3"/>- Пурпурный: #800080</text:p>
      <text:p text:style-name="Standard"><text:s text:c="3"/>- Желтый: #FFFF00</text:p>
      <text:p text:style-name="Standard"><text:soft-page-break/><text:s text:c="3"/>- Оранжевый: #FFA500</text:p>
      <text:p text:style-name="Standard"><text:s text:c="3"/>- Розовый: #FF69B4</text:p>
      <text:p text:style-name="Standard"><text:s text:c="3"/>- Черный: #000000</text:p>
      <text:p text:style-name="Standard"/>
      <text:p text:style-name="Standard">2. **Изображение с кошкой:**</text:p>
      <text:p text:style-name="Standard"><text:s text:c="3"/>- Темно-синий: #00008B</text:p>
      <text:p text:style-name="Standard"><text:s text:c="3"/>- Ярко-голубой: #00FFFF</text:p>
      <text:p text:style-name="Standard"><text:s text:c="3"/>- Пурпурный: #800080</text:p>
      <text:p text:style-name="Standard"><text:s text:c="3"/>- Желтый (глаза): #FFFF00</text:p>
      <text:p text:style-name="Standard"><text:s text:c="3"/>- Оранжевый: #FFA500</text:p>
      <text:p text:style-name="Standard"><text:s text:c="3"/>- Розовый: #FF69B4</text:p>
      <text:p text:style-name="Standard"><text:s text:c="3"/>- Черный: #000000</text:p>
      <text:p text:style-name="Standard"/>
      <text:p text:style-name="Standard">Эти цвета являются основными и наиболее заметными на изображениях. Для более точного определения всех оттенков можно использовать специализированные инструменты для анализа изображений.</text:p>
      <text:p text:style-name="Standard"/>
      <text:p text:style-name="Standard">--------</text:p>
      <text:p text:style-name="Standard">Для разработки дизайна мобильного приложения в футуристическом киберпанк стиле, важно выбрать цвета, которые создадут яркое и технологичное впечатление. Вот предложенный список из 5 сочетаемых цветов и их использование в различных элементах дизайна:</text:p>
      <text:p text:style-name="Standard"/>
      <text:p text:style-name="Standard">### Основные цвета:</text:p>
      <text:p text:style-name="Standard">1. **Темно-синий**: #0D0D42</text:p>
      <text:p text:style-name="Standard"><text:s text:c="3"/>- **Использование**: Основной фон приложения. Этот цвет создаст глубокий и загадочный фон, характерный для киберпанка.</text:p>
      <text:p text:style-name="Standard"/>
      <text:p text:style-name="Standard">2. **Синий (неоновый)**: #00FFFF</text:p>
      <text:p text:style-name="Standard"><text:s text:c="3"/>- **Использование**: Акценты, неоновые линии, границы и выделение активных элементов. Этот цвет будет использоваться для создания ярких акцентов.</text:p>
      <text:p text:style-name="Standard"/>
      <text:p text:style-name="Standard">3. **Фиолетовый**: #800080</text:p>
      <text:p text:style-name="Standard"><text:s text:c="3"/>- **Использование**: Заголовки, подзаголовки и кнопки. Этот цвет добавит элемент футуризма и технологичности.</text:p>
      <text:p text:style-name="Standard"/>
      <text:p text:style-name="Standard">4. **Розовый**: #FF69B4</text:p>
      <text:p text:style-name="Standard"><text:s text:c="3"/>- **Использование**: Текст кнопок, иконки и дополнительные акценты. Этот цвет добавит яркости и контраста.</text:p>
      <text:p text:style-name="Standard"/>
      <text:p text:style-name="Standard">5. **Черный**: #000000</text:p>
      <text:p text:style-name="Standard"><text:s text:c="3"/>- **Использование**: Текст, обводки и детали. Черный цвет будет использоваться для создания четких контуров и текста.</text:p>
      <text:p text:style-name="Standard"/>
      <text:p text:style-name="Standard">### Акцентные цвета:</text:p>
      <text:p text:style-name="Standard">- **Желтый**: #FFFF00</text:p>
      <text:p text:style-name="Standard"><text:s text:c="2"/>- **Использование**: Для небольших акцентов, например, уведомлений или индикаторов.</text:p>
      <text:p text:style-name="Standard"/>
      <text:p text:style-name="Standard">- **Светло-голубой**: #ADD8E6</text:p>
      <text:p text:style-name="Standard"><text:s text:c="2"/>- **Использование**: Для вторичных фонов или выделения элементов, таких как всплывающие окна или карточки.</text:p>
      <text:p text:style-name="Standard"/>
      <text:p text:style-name="Standard">### Пример использования:</text:p>
      <text:p text:style-name="Standard"><text:soft-page-break/>- **Фон приложения**: Темно-синий (#0D0D42)</text:p>
      <text:p text:style-name="Standard">- **Текст**: Черный (#000000)</text:p>
      <text:p text:style-name="Standard">- **Заголовки и подзаголовки**: Фиолетовый (#800080)</text:p>
      <text:p text:style-name="Standard">- **Кнопки**: Фон кнопок — Фиолетовый (#800080), текст кнопок — Розовый (#FF69B4)</text:p>
      <text:p text:style-name="Standard">- **Обводки и границы**: Синий (неоновый) (#00FFFF)</text:p>
      <text:p text:style-name="Standard">- **Табы и навигационные элементы**: Светло-голубой (#ADD8E6) с акцентами Желтого (#FFFF00)</text:p>
      <text:p text:style-name="Standard"/>
      <text:p text:style-name="Standard">Эти цвета создадут гармоничный и футуристический дизайн, который будет соответствовать стилю киберпанк и привлечет внимание пользователе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6:51:02.108633522</meta:creation-date>
    <dc:date>2025-03-24T13:00:57.518749220</dc:date>
    <meta:editing-duration>PT6H9M54S</meta:editing-duration>
    <meta:editing-cycles>3</meta:editing-cycles>
    <meta:generator>LibreOffice/7.5.1.2$MacOSX_X86_64 LibreOffice_project/fcbaee479e84c6cd81291587d2ee68cba099e129</meta:generator>
    <meta:document-statistic meta:table-count="0" meta:image-count="0" meta:object-count="0" meta:page-count="4" meta:paragraph-count="104" meta:word-count="653" meta:character-count="5072" meta:non-whitespace-character-count="4382"/>
  </office:meta>
</office:document-meta>
</file>